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dobe Devanagari" svg:font-family="'Adobe Devanagari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Marathi1" svg:font-family="'Lohit Marathi'" style:font-pitch="variable"/>
    <style:font-face style:name="Noto Sans CJK SC1" svg:font-family="'Noto Sans CJK SC'" style:font-pitch="variable"/>
    <style:font-face style:name="Adobe Devanagari2" svg:font-family="'Adobe Devanagari'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1" svg:font-family="'Adobe Devanagar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222cm"/>
      <style:paragraph-properties style:writing-mode="lr-tb"/>
    </style:style>
    <style:style style:name="gr3" style:family="graphic" style:parent-style-name="standard">
      <style:graphic-properties draw:stroke="none" draw:fill="none" fo:min-height="16.35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Default_5f_4">
      <style:graphic-properties draw:textarea-horizontal-align="justify" draw:textarea-vertical-align="middle" draw:auto-grow-height="false" fo:min-height="0.577cm" fo:min-width="12.136cm" fo:wrap-option="wrap"/>
    </style:style>
    <style:style style:name="gr6" style:family="graphic" style:parent-style-name="Default_5f_4">
      <style:graphic-properties draw:textarea-horizontal-align="center" draw:textarea-vertical-align="middle"/>
    </style:style>
    <style:style style:name="gr7" style:family="graphic" style:parent-style-name="Object_20_without_20_fill_5f_1_5f_1">
      <style:graphic-properties draw:fill="none" draw:textarea-horizontal-align="center" draw:textarea-vertical-align="middle"/>
    </style:style>
    <style:style style:name="gr8" style:family="graphic" style:parent-style-name="Default_5f_4">
      <style:graphic-properties draw:marker-end="Arrow" draw:marker-end-width="0.3cm" draw:textarea-horizontal-align="center" draw:textarea-vertical-align="middle"/>
    </style:style>
    <style:style style:name="gr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937cm" fo:min-width="9.214cm"/>
      <style:paragraph-properties style:writing-mode="lr-tb"/>
    </style:style>
    <style:style style:name="gr10" style:family="graphic" style:parent-style-name="Default_5f_4" style:list-style-name="L4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2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.937cm" fo:min-width="0.053cm"/>
    </style:style>
    <style:style style:name="gr1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137cm"/>
      <style:paragraph-properties style:writing-mode="lr-tb"/>
    </style:style>
    <style:style style:name="gr14" style:family="graphic" style:parent-style-name="Default_5f_4" style:list-style-name="L4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3.109cm"/>
      <style:paragraph-properties style:writing-mode="lr-tb"/>
    </style:style>
    <style:style style:name="pr7" style:family="presentation" style:parent-style-name="Default-title">
      <style:graphic-properties draw:fill-color="#ffffff" fo:min-height="3.032cm"/>
      <style:paragraph-properties style:writing-mode="lr-tb"/>
    </style:style>
    <style:style style:name="pr8" style:family="presentation" style:parent-style-name="Default-outline1">
      <style:graphic-properties draw:fill-color="#ffffff" fo:min-height="13cm"/>
      <style:paragraph-properties style:writing-mode="lr-tb"/>
    </style:style>
    <style:style style:name="pr9" style:family="presentation" style:parent-style-name="Default-notes">
      <style:graphic-properties draw:fill-color="#ffffff" fo:min-height="13.063cm"/>
      <style:paragraph-properties style:writing-mode="lr-tb"/>
    </style:style>
    <style:style style:name="pr10" style:family="presentation" style:parent-style-name="Default-title">
      <style:graphic-properties fo:min-height="2.63cm"/>
      <style:paragraph-properties style:writing-mode="lr-tb"/>
    </style:style>
    <style:style style:name="pr11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3cm" fo:margin-bottom="0cm"/>
    </style:style>
    <style:style style:name="P7" style:family="paragraph">
      <style:paragraph-properties style:writing-mode="lr-tb"/>
      <style:text-properties style:use-window-font-color="true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/>
      <style:text-properties fo:color="#ff0000" style:font-name="Times New Roman" fo:font-size="19.8999996185303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1.234cm" fo:margin-right="0cm" fo:text-indent="-1.234cm"/>
    </style:style>
    <style:style style:name="P16" style:family="paragraph">
      <loext:graphic-properties draw:fill="none" draw:fill-color="#ffffff"/>
      <style:paragraph-properties fo:margin-left="1.234cm" fo:margin-right="0cm" fo:text-indent="-1.234cm" style:writing-mode="lr-tb"/>
      <style:text-properties fo:color="#ff0000" style:font-name="Times New Roman" fo:font-size="19.8999996185303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fo:margin-left="1.234cm" fo:margin-right="0cm" fo:text-indent="-1.234cm" style:writing-mode="lr-tb"/>
      <style:text-properties fo:font-size="14.8999996185303pt"/>
    </style:style>
    <style:style style:name="P19" style:family="paragraph">
      <style:paragraph-properties fo:margin-left="2.46cm" fo:margin-right="0cm" fo:margin-top="0.246cm" fo:margin-bottom="0cm" fo:line-height="100%" fo:text-align="start" fo:text-indent="-1.221cm" style:text-autospace="ideograph-alpha" style:punctuation-wrap="hanging" style:line-break="strict" style:writing-mode="lr-tb">
        <style:tab-stops>
          <style:tab-stop style:position="0.035cm"/>
          <style:tab-stop style:position="1.283cm"/>
          <style:tab-stop style:position="2.531cm"/>
          <style:tab-stop style:position="3.779cm"/>
          <style:tab-stop style:position="5.027cm"/>
          <style:tab-stop style:position="6.275cm"/>
          <style:tab-stop style:position="7.522cm"/>
          <style:tab-stop style:position="8.77cm"/>
          <style:tab-stop style:position="10.018cm"/>
          <style:tab-stop style:position="11.266cm"/>
          <style:tab-stop style:position="12.514cm"/>
          <style:tab-stop style:position="13.762cm"/>
          <style:tab-stop style:position="15.01cm"/>
          <style:tab-stop style:position="16.258cm"/>
          <style:tab-stop style:position="17.506cm"/>
          <style:tab-stop style:position="18.754cm"/>
          <style:tab-stop style:position="20.002cm"/>
          <style:tab-stop style:position="21.25cm"/>
          <style:tab-stop style:position="22.498cm"/>
          <style:tab-stop style:position="23.746cm"/>
        </style:tab-stops>
      </style:paragraph-properties>
      <style:text-properties fo:hyphenate="false"/>
    </style:style>
    <style:style style:name="P20" style:family="paragraph">
      <loext:graphic-properties draw:fill-color="#ffffff"/>
      <style:paragraph-properties fo:margin-left="1.234cm" fo:margin-right="0cm" fo:text-indent="-1.234cm" style:writing-mode="lr-tb"/>
      <style:text-properties style:font-name="Courier New1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-color="#ffffff"/>
      <style:paragraph-properties fo:margin-left="0cm" fo:margin-right="0cm" fo:text-indent="0cm" style:writing-mode="lr-tb"/>
      <style:text-properties fo:font-size="14pt"/>
    </style:style>
    <style:style style:name="P22" style:family="paragraph">
      <style:paragraph-properties fo:margin-top="0.5cm" fo:margin-bottom="0cm" fo:line-height="100%"/>
    </style:style>
    <style:style style:name="P23" style:family="paragraph">
      <style:paragraph-properties fo:line-height="100%"/>
    </style:style>
    <style:style style:name="P24" style:family="paragraph">
      <style:paragraph-properties fo:line-height="100%" style:writing-mode="lr-tb"/>
      <style:text-properties fo:font-size="28pt" style:font-size-asian="28pt" style:font-size-complex="28pt"/>
    </style:style>
    <style:style style:name="P25" style:family="paragraph">
      <loext:graphic-properties draw:fill-color="#ffffff"/>
      <style:paragraph-properties style:writing-mode="lr-tb"/>
      <style:text-properties fo:font-size="28.1000003814697pt"/>
    </style:style>
    <style:style style:name="P26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6400" fo:font-weight="normal" style:font-weight-asian="normal" style:font-weight-complex="normal"/>
    </style:style>
    <style:style style:name="T3" style:family="text">
      <style:text-properties fo:color="#00008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color="#c9211e"/>
    </style:style>
    <style:style style:name="T7" style:family="text">
      <style:text-properties fo:color="#c9211e" style:font-name="Courier New1" fo:font-size="26pt" style:font-size-asian="26pt" style:font-size-complex="26pt"/>
    </style:style>
    <style:style style:name="T8" style:family="text">
      <style:text-properties fo:color="#000000" style:font-name="Courier New1" fo:font-size="24pt" fo:font-weight="bold" fo:background-color="transparent" style:font-size-asian="24pt" style:font-weight-asian="bold" style:font-size-complex="24pt" style:font-weight-complex="bold"/>
    </style:style>
    <style:style style:name="T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c9211e" style:font-name="Courier New1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a52a2a" style:font-name="Courier New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a52a2a" style:font-name="Courier New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15" style:family="text">
      <style:text-properties style:use-window-font-color="true" style:font-name="Courier New1" fo:font-size="24pt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style:font-name="Courier New1" fo:font-size="170.199996948242pt" fo:font-weight="bold" style:font-size-asian="170.199996948242pt" style:font-weight-asian="bold" style:font-size-complex="170.199996948242pt" style:font-weight-complex="bold"/>
    </style:style>
    <style:style style:name="T17" style:family="text">
      <style:text-properties style:use-window-font-color="true" style:font-name="Courier New1" fo:font-size="96pt" fo:font-weight="bold" style:font-size-asian="96pt" style:font-weight-asian="bold" style:font-size-complex="96pt" style:font-weight-complex="bold"/>
    </style:style>
    <style:style style:name="T18" style:family="text">
      <style:text-properties style:use-window-font-color="true" style:font-name="Courier New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ff" style:font-name="Adobe Devanagari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color="#ff0000" style:font-name="Times New Roman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ff" style:text-outline="false" style:text-line-through-style="none" style:text-line-through-type="none" style:text-position="0% 100%" style:font-name="Courier New1" fo:font-size="26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false" style:font-name-asian="DejaVu Sans1" style:font-size-asian="26pt" style:language-asian="zxx" style:country-asian="none" style:font-style-asian="normal" style:font-weight-asian="bold" style:font-name-complex="DejaVu Sans1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ff00" fo:font-weight="bold" style:font-weight-asian="bold" style:font-weight-complex="bold"/>
    </style:style>
    <style:style style:name="T26" style:family="text">
      <style:text-properties fo:color="#a52a2a"/>
    </style:style>
    <style:style style:name="T27" style:family="text">
      <style:text-properties fo:color="#a52a2a" fo:font-style="italic" style:font-style-asian="italic" style:font-style-complex="italic"/>
    </style:style>
    <style:style style:name="T28" style:family="text">
      <style:text-properties fo:color="#a52a2a" fo:font-style="normal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use-window-font-color="true" style:font-name="Courier New1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0000ff" style:font-name="Adobe Devanagari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tyle="italic"/>
    </style:style>
    <style:style style:name="T33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34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1.234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min-label-width="1.234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69cm" text:min-label-width="1.116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63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6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7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8" text:bullet-char="">
        <style:list-level-properties text:space-before="4.665cm" text:min-label-width="1.076cm"/>
        <style:text-properties fo:font-family="Wingdings" style:font-pitch="variable" style:font-charset="x-symbol" fo:color="#999933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Functions in 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Before we begi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" text:id="id1">Once again, concept of “timings”</text:p>
                <text:list>
                  <text:list-item>
                    <text:p xml:id="id2" text:id="id2">Langauge definition time </text:p>
                    <text:list>
                      <text:list-item>
                        <text:p xml:id="id3" text:id="id3">When C language was designed and rules were made </text:p>
                      </text:list-item>
                    </text:list>
                  </text:list-item>
                  <text:list-item>
                    <text:p xml:id="id4" text:id="id4">Editing time</text:p>
                    <text:list>
                      <text:list-item>
                        <text:p xml:id="id5" text:id="id5">When you are typing the code</text:p>
                      </text:list-item>
                    </text:list>
                  </text:list-item>
                  <text:list-item>
                    <text:p xml:id="id6" text:id="id6">Compile time</text:p>
                    <text:list>
                      <text:list-item>
                        <text:p xml:id="id7" text:id="id7">As long as the “cc filename.c ...” command is running </text:p>
                      </text:list-item>
                    </text:list>
                  </text:list-item>
                  <text:list-item>
                    <text:p xml:id="id8" text:id="id8">Run time</text:p>
                    <text:list>
                      <text:list-item>
                        <text:p xml:id="id9" text:id="id9">When the program is executing </text:p>
                      </text:list-item>
                    </text:list>
                  </text:list-item>
                  <text:list-item>
                    <text:p xml:id="id10" text:id="id10">Load time</text:p>
                    <text:list>
                      <text:list-item>
                        <text:p xml:id="id11" text:id="id11">Between you typing “./myprogram” (or some command) and before the program actually starts running </text:p>
                      </text:list-item>
                      <text:list-item>
                        <text:p xml:id="id12" text:id="id12">In this time, the OS-kernel <text:span text:style-name="T1">loads</text:span> the program from disk into mem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“Timings”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3" text:id="id13">Why are the necessary?</text:p>
              </text:list-item>
              <text:list-item>
                <text:p xml:id="id14" text:id="id14">For C, <text:span text:style-name="T1">meanings</text:span> are given at different times!</text:p>
              </text:list-item>
              <text:list-item>
                <text:p xml:id="id15" text:id="id15">When are the types of data available, determined?</text:p>
                <text:list>
                  <text:list-item>
                    <text:p xml:id="id16" text:id="id16">Language definition time </text:p>
                  </text:list-item>
                </text:list>
              </text:list-item>
              <text:list-item>
                <text:p xml:id="id17" text:id="id17">When is the size of int determined?</text:p>
                <text:list>
                  <text:list-item>
                    <text:p xml:id="id18" text:id="id18">Compile time!</text:p>
                  </text:list-item>
                </text:list>
              </text:list-item>
              <text:list-item>
                <text:p xml:id="id19" text:id="id19">When is the value in a variable determined?</text:p>
                <text:list>
                  <text:list-item>
                    <text:p xml:id="id20" text:id="id20">scanf(“%d”, &amp;a) <text:s/>--- run time</text:p>
                  </text:list-item>
                  <text:list-item>
                    <text:p xml:id="id21" text:id="id21">int a = 20; <text:s/>--- editing tim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5.6cm" svg:height="2.629cm" svg:x="1.4cm" svg:y="0.628cm" presentation:class="title" presentation:user-transformed="true">
          <draw:text-box>
            <text:p>Problem</text:p>
          </draw:text-box>
        </draw:frame>
        <draw:frame presentation:style-name="pr4" draw:text-style-name="P2" draw:layer="layout" svg:width="5.4cm" svg:height="10.915cm" svg:x="1.4cm" svg:y="3.685cm" presentation:class="outline" presentation:user-transformed="true">
          <draw:text-box>
            <text:list text:style-name="L2">
              <text:list-item>
                <text:p>Write a C program to calculate the factorial of 2 numbers. </text:p>
              </text:list-item>
            </text:list>
          </draw:text-box>
        </draw:frame>
        <draw:frame draw:style-name="gr2" draw:text-style-name="P4" draw:layer="layout" svg:width="8.469cm" svg:height="14.472cm" svg:x="7.131cm" svg:y="0.528cm">
          <draw:text-box>
            <text:p xml:id="id22" text:id="id22">#include &lt;stdio.h&gt;</text:p>
            <text:p xml:id="id23" text:id="id23">int main() {</text:p>
            <text:p xml:id="id24" text:id="id24"><text:s text:c="4"/>unsigned long long n, x, i;</text:p>
            <text:p/>
            <text:p xml:id="id25" text:id="id25"><text:span text:style-name="T2"><text:s text:c="4"/></text:span><text:span text:style-name="T2">scanf("%llu", &amp;n);</text:span></text:p>
            <text:p xml:id="id26" text:id="id26"><text:span text:style-name="T2"><text:s text:c="4"/></text:span><text:span text:style-name="T2">if(n &lt; 0) {</text:span></text:p>
            <text:p xml:id="id27" text:id="id27"><text:span text:style-name="T2"><text:s text:c="8"/></text:span><text:span text:style-name="T2">printf("n is negative\n");</text:span></text:p>
            <text:p xml:id="id28" text:id="id28"><text:span text:style-name="T2"><text:s text:c="8"/></text:span><text:span text:style-name="T2">return 1;</text:span></text:p>
            <text:p xml:id="id29" text:id="id29"><text:span text:style-name="T2"><text:s text:c="4"/></text:span><text:span text:style-name="T2">}</text:span></text:p>
            <text:p xml:id="id30" text:id="id30"><text:span text:style-name="T2"><text:s text:c="4"/></text:span><text:span text:style-name="T2">x = 1;</text:span></text:p>
            <text:p xml:id="id31" text:id="id31"><text:span text:style-name="T2"><text:s text:c="4"/></text:span><text:span text:style-name="T2">i = 2;</text:span></text:p>
            <text:p xml:id="id32" text:id="id32"><text:span text:style-name="T2"><text:s text:c="4"/></text:span><text:span text:style-name="T2">while(i &lt;= n) {</text:span></text:p>
            <text:p xml:id="id33" text:id="id33"><text:span text:style-name="T2"><text:s text:c="8"/></text:span><text:span text:style-name="T2">x = x * i;</text:span></text:p>
            <text:p xml:id="id34" text:id="id34"><text:span text:style-name="T2"><text:s text:c="8"/></text:span><text:span text:style-name="T2">i = i + 1;</text:span></text:p>
            <text:p xml:id="id35" text:id="id35"><text:span text:style-name="T2"><text:s text:c="8"/></text:span><text:span text:style-name="T2">/* x = (i - 1)! */</text:span></text:p>
            <text:p xml:id="id36" text:id="id36"><text:span text:style-name="T2"><text:s text:c="4"/></text:span><text:span text:style-name="T2">}</text:span></text:p>
            <text:p xml:id="id37" text:id="id37"><text:span text:style-name="T2"><text:s text:c="4"/></text:span><text:span text:style-name="T2">printf("%llu\n", x);</text:span></text:p>
            <text:p><text:span text:style-name="T2"/></text:p>
          </draw:text-box>
        </draw:frame>
        <draw:frame draw:style-name="gr2" draw:text-style-name="P4" draw:layer="layout" svg:width="8.469cm" svg:height="14.472cm" svg:x="15.931cm" svg:y="0.728cm">
          <draw:text-box>
            <text:p xml:id="id38" text:id="id38"><text:span text:style-name="T3"><text:s text:c="4"/></text:span><text:span text:style-name="T3">scanf("%llu", &amp;n);</text:span></text:p>
            <text:p xml:id="id39" text:id="id39"><text:span text:style-name="T3"><text:s text:c="4"/></text:span><text:span text:style-name="T3">if(n &lt; 0) {</text:span></text:p>
            <text:p xml:id="id40" text:id="id40"><text:span text:style-name="T3"><text:s text:c="8"/></text:span><text:span text:style-name="T3">printf("n is negative\n");</text:span></text:p>
            <text:p xml:id="id41" text:id="id41"><text:span text:style-name="T3"><text:s text:c="8"/></text:span><text:span text:style-name="T3">return 1;</text:span></text:p>
            <text:p xml:id="id42" text:id="id42"><text:span text:style-name="T3"><text:s text:c="4"/></text:span><text:span text:style-name="T3">}</text:span></text:p>
            <text:p xml:id="id43" text:id="id43"><text:span text:style-name="T3"><text:s text:c="4"/></text:span><text:span text:style-name="T3">x = 1;</text:span></text:p>
            <text:p xml:id="id44" text:id="id44"><text:span text:style-name="T3"><text:s text:c="4"/></text:span><text:span text:style-name="T3">i = 2;</text:span></text:p>
            <text:p xml:id="id45" text:id="id45"><text:span text:style-name="T3"><text:s text:c="4"/></text:span><text:span text:style-name="T3">while(i &lt;= n) {</text:span></text:p>
            <text:p xml:id="id46" text:id="id46"><text:span text:style-name="T3"><text:s text:c="8"/></text:span><text:span text:style-name="T3">x = x * i;</text:span></text:p>
            <text:p xml:id="id47" text:id="id47"><text:span text:style-name="T3"><text:s text:c="8"/></text:span><text:span text:style-name="T3">i = i + 1;</text:span></text:p>
            <text:p xml:id="id48" text:id="id48"><text:span text:style-name="T3"><text:s text:c="8"/></text:span><text:span text:style-name="T3">/* x = (i - 1)! */</text:span></text:p>
            <text:p xml:id="id49" text:id="id49"><text:span text:style-name="T3"><text:s text:c="4"/></text:span><text:span text:style-name="T3">}</text:span></text:p>
            <text:p xml:id="id50" text:id="id50"><text:span text:style-name="T3"><text:s text:c="4"/></text:span><text:span text:style-name="T3">printf("%llu\n", x);</text:span></text:p>
            <text:p/>
            <text:p xml:id="id51" text:id="id51"><text:s text:c="4"/>return 0;</text:p>
            <text:p xml:id="id52" text:id="id52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ssues with the above solu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ode of factorial is repeated </text:p>
              </text:list-item>
              <text:list-item>
                <text:p>We could put the code of factorial in a loop, to avoid repetition </text:p>
              </text:list-item>
              <text:list-item>
                <text:p>Good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5.6cm" svg:height="2.629cm" svg:x="1.4cm" svg:y="0.628cm" presentation:class="title" presentation:user-transformed="true">
          <draw:text-box>
            <text:p>Problem</text:p>
          </draw:text-box>
        </draw:frame>
        <draw:frame presentation:style-name="pr4" draw:text-style-name="P2" draw:layer="layout" svg:width="5.4cm" svg:height="10.915cm" svg:x="1.4cm" svg:y="3.685cm" presentation:class="outline" presentation:user-transformed="true">
          <draw:text-box>
            <text:list text:style-name="L2">
              <text:list-header>
                <text:p><text:span text:style-name="T4">Write a C program to print all binomial coeficcients of (a + b)</text:span><text:span text:style-name="T5">n</text:span></text:p>
              </text:list-header>
            </text:list>
          </draw:text-box>
        </draw:frame>
        <draw:frame draw:style-name="gr3" draw:text-style-name="P4" draw:layer="layout" svg:width="12.269cm" svg:height="16.604cm" svg:x="7.531cm" svg:y="0.507cm">
          <draw:text-box>
            <text:p xml:id="id53" text:id="id53">#include &lt;stdio.h&gt;</text:p>
            <text:p xml:id="id54" text:id="id54">int main() {</text:p>
            <text:p xml:id="id55" text:id="id55"><text:s text:c="4"/>int n, factn = 1, factr, factnr;</text:p>
            <text:p xml:id="id56" text:id="id56"><text:s text:c="4"/>int k, r, coeff;</text:p>
            <text:p xml:id="id57" text:id="id57"><text:s text:c="4"/>scanf("%d", &amp;n);</text:p>
            <text:p xml:id="id58" text:id="id58"><text:span text:style-name="T6"><text:s text:c="4"/></text:span><text:span text:style-name="T6">for(k = 2; k &lt;=n ; k++) // get n!</text:span></text:p>
            <text:p xml:id="id59" text:id="id59"><text:span text:style-name="T6"><text:s text:c="8"/></text:span><text:span text:style-name="T6">factn = <text:s/>factn * k; <text:s/></text:span></text:p>
            <text:p xml:id="id60" text:id="id60"><text:s text:c="4"/>for(r = 0; r &lt; n + 1; r++) {</text:p>
            <text:p xml:id="id61" text:id="id61"><text:s text:c="8"/>factr = 1;</text:p>
            <text:p xml:id="id62" text:id="id62"><text:s text:c="8"/><text:span text:style-name="T6">for(k = 2; k &lt;= r; k++) // get r!</text:span></text:p>
            <text:p xml:id="id63" text:id="id63"><text:span text:style-name="T6"><text:s text:c="12"/></text:span><text:span text:style-name="T6">factr = factr * k;</text:span></text:p>
            <text:p xml:id="id64" text:id="id64"><text:s text:c="8"/>factnr = 1;</text:p>
            <text:p xml:id="id65" text:id="id65"><text:s text:c="8"/><text:span text:style-name="T6">for(k = 2; k &lt;= n - r; k++) // get (n-r)!</text:span></text:p>
            <text:p xml:id="id66" text:id="id66"><text:span text:style-name="T6"><text:s text:c="12"/></text:span><text:span text:style-name="T6">factnr = factnr * k;</text:span></text:p>
            <text:p xml:id="id67" text:id="id67"><text:s text:c="8"/>coeff = factn / (factr* factnr);</text:p>
            <text:p xml:id="id68" text:id="id68"><text:s text:c="8"/>printf("%d ", coeff);</text:p>
            <text:p xml:id="id69" text:id="id69"><text:s text:c="4"/>}</text:p>
            <text:p xml:id="id70" text:id="id70"><text:s text:c="4"/>printf("\n");</text:p>
            <text:p xml:id="id71" text:id="id71"><text:s text:c="4"/>return 0;</text:p>
            <text:p/>
            <text:p xml:id="id72" text:id="id72">}</text:p>
            <text:p/>
          </draw:text-box>
        </draw:frame>
        <draw:frame draw:style-name="gr4" draw:text-style-name="P5" draw:layer="layout" svg:width="6.4cm" svg:height="5.939cm" svg:x="19.8cm" svg:y="5.105cm">
          <draw:text-box>
            <text:p xml:id="id73" text:id="id73">The loop code that calculates factorial is repeated ! </text:p>
            <text:p/>
            <text:p xml:id="id74" text:id="id74">Functions help us avoid such repeatative code 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75" text:id="id75">We have already used functions </text:p>
                <text:list>
                  <text:list-item>
                    <text:p xml:id="id76" text:id="id76">scanf, getchar, putchar, printf, sqrt, etc. </text:p>
                  </text:list-item>
                </text:list>
              </text:list-item>
              <text:list-item>
                <text:p xml:id="id77" text:id="id77">We have “called” functions in our code</text:p>
                <text:list>
                  <text:list-header>
                    <text:p xml:id="id78" text:id="id78">e.g. </text:p>
                    <text:p xml:id="id79" text:id="id79"><text:span text:style-name="T7">int main() { int a; scanf(“%d”, &amp;a); } </text:span></text:p>
                    <text:p xml:id="id80" text:id="id80">Here scanf() was “called” to carry out the task of reading input. 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81" text:id="id81">A function is a sequence of statements, with a name, and represents a particular task </text:p>
                <text:list>
                  <text:list-item>
                    <text:p xml:id="id82" text:id="id82">Functions can be “called”, to carry out the particular task </text:p>
                  </text:list-item>
                  <text:list-item>
                    <text:p xml:id="id83" text:id="id83">Functions can be called repeatedly </text:p>
                  </text:list-item>
                </text:list>
              </text:list-item>
              <text:list-item>
                <text:p xml:id="id84" text:id="id84">Functions enable us to break a large code into smaller pieces of code, where each piece does a particular task</text:p>
                <text:list>
                  <text:list-item>
                    <text:p xml:id="id85" text:id="id85">printf() does printing. It is a part of your code. </text:p>
                  </text:list-item>
                </text:list>
              </text:list-item>
              <text:list-item>
                <text:p xml:id="id86" text:id="id86">Functions “hide” the “details” of a task, from other parts of code, as the caller needs to only call them <text:s/>and not know how they carry out the task</text:p>
                <text:list>
                  <text:list-item>
                    <text:p xml:id="id87" text:id="id87">Do you know how scanf() reads the input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riting your own 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Syntax for writing a function</text:p>
                <text:list>
                  <text:list-header>
                    <text:p><text:span text:style-name="T8">return_type</text:span><text:span text:style-name="T9"> <text:s/></text:span><text:span text:style-name="T10">function_name</text:span><text:span text:style-name="T9">(</text:span><text:span text:style-name="T11">type_name</text:span><text:span text:style-name="T9"> var_name,</text:span><text:span text:style-name="T11"> type_name</text:span><text:span text:style-name="T9"> var_name, ... ) {</text:span></text:p>
                    <text:list>
                      <text:list-header>
                        <text:p><text:span text:style-name="T12">statement; </text:span></text:p>
                        <text:p text:style-name="P6"><text:span text:style-name="T12">statement; </text:span></text:p>
                      </text:list-header>
                    </text:list>
                    <text:p><text:span text:style-name="T9">}</text:span></text:p>
                  </text:list-header>
                </text:list>
              </text:list-item>
              <text:list-item>
                <text:p>For example</text:p>
                <text:list>
                  <text:list-header>
                    <text:p><text:span text:style-name="T11">int</text:span><text:span text:style-name="T9"> </text:span><text:span text:style-name="T10">add</text:span><text:span text:style-name="T9">(</text:span><text:span text:style-name="T11">int</text:span><text:span text:style-name="T9"> a, </text:span><text:span text:style-name="T11">int</text:span><text:span text:style-name="T9"> b) {</text:span></text:p>
                    <text:p><text:span text:style-name="T9"><text:s text:c="4"/></text:span><text:span text:style-name="T13">int c;</text:span></text:p>
                    <text:p><text:span text:style-name="T13"><text:s text:c="4"/></text:span><text:span text:style-name="T13">c = a + b;</text:span></text:p>
                    <text:p><text:span text:style-name="T13"><text:s text:c="4"/></text:span><text:span text:style-name="T13">return c;</text:span></text:p>
                    <text:p><text:span text:style-name="T9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riting your own func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>int</text:span><text:span text:style-name="T9"> </text:span><text:span text:style-name="T10">add</text:span><text:span text:style-name="T9">(</text:span><text:span text:style-name="T11">int</text:span><text:span text:style-name="T9"> a, </text:span><text:span text:style-name="T11">int</text:span><text:span text:style-name="T9"> b)</text:span></text:p>
                <text:list>
                  <text:list-item>
                    <text:p xml:id="id88" text:id="id88"><text:span text:style-name="T10">add</text:span><text:span text:style-name="T9"> is function name</text:span></text:p>
                  </text:list-item>
                  <text:list-item>
                    <text:p xml:id="id89" text:id="id89"><text:span text:style-name="T14">a</text:span><text:span text:style-name="T9"> and </text:span><text:span text:style-name="T14">b</text:span><text:span text:style-name="T9"> are called parameters (formal parameters)</text:span></text:p>
                  </text:list-item>
                  <text:list-item>
                    <text:p xml:id="id90" text:id="id90"><text:span text:style-name="T9">The function has a return type of “</text:span><text:span text:style-name="T15">int</text:span><text:span text:style-name="T9">”</text:span></text:p>
                  </text:list-item>
                  <text:list-item>
                    <text:p xml:id="id91" text:id="id91"><text:span text:style-name="T9">The function is “over” after the return statement is executed</text:span></text:p>
                    <text:p><text:span text:style-name="T9"/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Using your own functions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p><text:span text:style-name="T16">#include &lt;stdio.h&gt;</text:span></text:p>
            <text:p><text:span text:style-name="T16"/></text:p>
            <text:p><text:span text:style-name="T16">int add(int x, int y) {</text:span></text:p>
            <text:p><text:span text:style-name="T16"><text:s text:c="4"/></text:span><text:span text:style-name="T16">int z;</text:span></text:p>
            <text:p><text:span text:style-name="T16"><text:s text:c="4"/></text:span><text:span text:style-name="T16">z = x + y;</text:span></text:p>
            <text:p><text:span text:style-name="T16"><text:s text:c="4"/></text:span><text:span text:style-name="T16">return z;</text:span></text:p>
            <text:p><text:span text:style-name="T16">}</text:span></text:p>
          </draw:text-box>
        </draw:frame>
        <draw:frame presentation:style-name="pr4" draw:text-style-name="P7" draw:layer="layout" svg:width="12.297cm" svg:height="9.134cm" svg:x="14.313cm" svg:y="3.685cm" presentation:class="outline">
          <draw:text-box>
            <text:p text:style-name="P8"><text:span text:style-name="T17">int main() {</text:span></text:p>
            <text:p text:style-name="P8"><text:span text:style-name="T17"><text:s text:c="4"/></text:span><text:span text:style-name="T17">int a, b, c;</text:span></text:p>
            <text:p text:style-name="P8"><text:span text:style-name="T17"/></text:p>
            <text:p text:style-name="P8"><text:span text:style-name="T17"><text:s text:c="4"/></text:span><text:span text:style-name="T17">scanf("%d%d", &amp;a, &amp;b);</text:span></text:p>
            <text:p text:style-name="P8"><text:span text:style-name="T17"><text:s text:c="4"/></text:span><text:span text:style-name="T17">c = add(a, b);</text:span></text:p>
            <text:p text:style-name="P8"><text:span text:style-name="T17"><text:s text:c="4"/></text:span><text:span text:style-name="T17">printf("%d\n", c);</text:span></text:p>
            <text:p text:style-name="P8"><text:span text:style-name="T17"/></text:p>
            <text:p text:style-name="P8"><text:span text:style-name="T17"><text:s text:c="4"/></text:span><text:span text:style-name="T17">scanf("%d%d", &amp;a, &amp;b);</text:span></text:p>
            <text:p text:style-name="P8"><text:span text:style-name="T17"><text:s text:c="4"/></text:span><text:span text:style-name="T17">c = add(a, b);</text:span></text:p>
            <text:p text:style-name="P8"><text:span text:style-name="T17"><text:s text:c="4"/></text:span><text:span text:style-name="T17">printf("%d\n", c);</text:span></text:p>
            <text:p text:style-name="P8"><text:span text:style-name="T17">}</text:span></text:p>
            <text:p text:style-name="P8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109cm" svg:x="1.4cm" svg:y="0.388cm" presentation:class="title" presentation:user-transformed="true">
          <draw:text-box>
            <text:p>Sequence of execution of statements in the above program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18">main: int a, b, c;</text:span></text:p>
                <text:p text:style-name="P8"><text:span text:style-name="T18">main: scanf("%d%d", &amp;a, &amp;b);</text:span></text:p>
                <text:p text:style-name="P8"><text:span text:style-name="T18">main: add(a, b); <text:s/>// parameter passing done, as explained ahead</text:span></text:p>
                <text:p text:style-name="P8"><text:span text:style-name="T19">add: int z;</text:span></text:p>
                <text:p><text:span text:style-name="T19">add: z = x + y;</text:span></text:p>
                <text:p><text:span text:style-name="T19">add: return z;</text:span></text:p>
                <text:p text:style-name="P8"><text:span text:style-name="T18">main: c = (returned value of z) </text:span></text:p>
                <text:p text:style-name="P8"><text:span text:style-name="T18">main: aprintf("%d\n", c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Writing your own functions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9">Terms related to functions</text:span></text:p>
                <text:list>
                  <text:list-item>
                    <text:p><text:span text:style-name="T9">Function definition</text:span></text:p>
                    <text:list>
                      <text:list-header>
                        <text:p><text:span text:style-name="T20"><text:s text:c="4"/></text:span><text:span text:style-name="T20">int z;</text:span></text:p>
                        <text:p><text:span text:style-name="T20"><text:s text:c="4"/></text:span><text:span text:style-name="T20">z = x + y;</text:span></text:p>
                        <text:p><text:span text:style-name="T20"><text:s text:c="4"/></text:span><text:span text:style-name="T20">return z;</text:span></text:p>
                        <text:p><text:span text:style-name="T20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Function call </text:span></text:p>
                    <text:p><text:span text:style-name="T21"><text:s text:c="4"/></text:span><text:span text:style-name="T21">c = add(a, b);</text:span></text:p>
                  </text:list-item>
                  <text:list-item>
                    <text:p><text:span text:style-name="T9">Formal parameters</text:span></text:p>
                    <text:p><text:span text:style-name="T15"><text:s/></text:span><text:span text:style-name="T15"><text:tab/></text:span><text:span text:style-name="T15">x, y</text:span></text:p>
                  </text:list-item>
                  <text:list-item>
                    <text:p><text:span text:style-name="T9">Actual Parameters</text:span></text:p>
                    <text:list>
                      <text:list-header>
                        <text:p><text:span text:style-name="T15">a, b</text:span></text:p>
                      </text:list-header>
                    </text:list>
                  </text:list-item>
                  <text:list-item>
                    <text:p><text:span text:style-name="T9">Return Type</text:span></text:p>
                    <text:list>
                      <text:list-header>
                        <text:p><text:span text:style-name="T15">int</text:span></text:p>
                        <text:p><text:span text:style-name="T15">can be “void” meaning function returns nothing</text:span></text:p>
                      </text:list-header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1.91cm" svg:height="3.032cm" svg:x="3.071cm" svg:y="0.156cm" presentation:class="title" presentation:user-transformed="true">
          <draw:text-box>
            <text:p text:style-name="P10"><text:s/>Some definitions</text:p>
          </draw:text-box>
        </draw:frame>
        <draw:custom-shape draw:style-name="gr5" draw:text-style-name="P12" xml:id="id102" draw:id="id102" draw:layer="layout" svg:width="12.635cm" svg:height="0.826cm" svg:x="5.565cm" svg:y="4.546cm">
          <text:p/>
          <draw:enhanced-geometry svg:viewBox="0 0 21600 21600" draw:glue-points="10800 0 0 10800 10800 21600 21600 10800 ?f40 ?f41" draw:text-areas="0 0 21600 21600" draw:type="rectangular-callout" draw:modifiers="12283.7606837607 51061.66868198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xml:id="id106" draw:id="id106" draw:layer="layout" svg:width="1.649cm" svg:height="0.826cm" svg:x="0.551cm" svg:y="4.546cm">
          <text:p/>
        </draw:rect>
        <draw:polyline draw:style-name="gr7" draw:text-style-name="P13" xml:id="id92" draw:id="id92" draw:layer="layout" svg:width="3.306cm" svg:height="2.893cm" svg:x="5.511cm" svg:y="6.2cm" svg:viewBox="0 0 3307 2894" draw:points="0,0 3307,0 3307,2894 0,2894">
          <text:p/>
        </draw:polyline>
        <draw:polyline draw:style-name="gr8" xml:id="id93" draw:id="id93" draw:layer="layout" svg:width="1.653cm" svg:height="0cm" svg:x="8.818cm" svg:y="7.854cm" svg:viewBox="0 0 1654 0" draw:points="0,0 1654,0">
          <text:p/>
        </draw:polyline>
        <draw:frame draw:style-name="gr9" draw:text-style-name="P14" xml:id="id94" draw:id="id94" draw:layer="layout" svg:width="9.714cm" svg:height="1.187cm" svg:x="10.472cm" svg:y="7.47cm">
          <draw:text-box>
            <text:p text:style-name="P10"><text:span text:style-name="T22">function definition</text:span></text:p>
          </draw:text-box>
        </draw:frame>
        <draw:frame draw:style-name="gr10" draw:text-style-name="P16" xml:id="id97" draw:id="id97" draw:layer="layout" svg:width="12.677cm" svg:height="1.187cm" svg:x="12.2cm" svg:y="11.713cm">
          <draw:text-box>
            <text:p text:style-name="P15"><text:span text:style-name="T22">function call</text:span></text:p>
          </draw:text-box>
        </draw:frame>
        <draw:frame draw:style-name="gr11" draw:text-style-name="P14" xml:id="id103" draw:id="id103" draw:layer="layout" svg:width="10.473cm" svg:height="1.187cm" svg:x="10.6cm" svg:y="6.068cm">
          <draw:text-box>
            <text:p text:style-name="P10"><text:span text:style-name="T22">Parameter Profile</text:span></text:p>
          </draw:text-box>
        </draw:frame>
        <draw:polyline draw:style-name="gr8" xml:id="id105" draw:id="id105" draw:layer="layout" svg:width="0cm" svg:height="0.745cm" svg:x="1.8cm" svg:y="3.8cm" svg:viewBox="0 0 0 746" draw:points="0,746 0,0">
          <text:p/>
        </draw:polyline>
        <draw:frame draw:style-name="gr11" draw:text-style-name="P14" xml:id="id104" draw:id="id104" draw:layer="layout" svg:width="7.165cm" svg:height="1.187cm" svg:x="-0.2cm" svg:y="2.813cm">
          <draw:text-box>
            <text:p text:style-name="P10"><text:span text:style-name="T22">Return Type</text:span></text:p>
          </draw:text-box>
        </draw:frame>
        <draw:polyline draw:style-name="gr8" xml:id="id107" draw:id="id107" draw:layer="layout" svg:width="11.426cm" svg:height="0.826cm" svg:x="1.8cm" svg:y="3.719cm" svg:viewBox="0 0 11427 827" draw:points="0,827 11427,0">
          <text:p/>
        </draw:polyline>
        <draw:polyline draw:style-name="gr8" xml:id="id109" draw:id="id109" draw:layer="layout" svg:width="3.171cm" svg:height="2.579cm" svg:x="13.228cm" svg:y="3.72cm" svg:viewBox="0 0 3172 2580" draw:points="3172,2580 0,0">
          <text:p/>
        </draw:polyline>
        <draw:frame draw:style-name="gr11" draw:text-style-name="P14" xml:id="id108" draw:id="id108" draw:layer="layout" svg:width="7.717cm" svg:height="1.187cm" svg:x="13.228cm" svg:y="2.893cm">
          <draw:text-box>
            <text:p text:style-name="P10"><text:span text:style-name="T22">Signature</text:span></text:p>
          </draw:text-box>
        </draw:frame>
        <draw:frame draw:style-name="gr12" draw:text-style-name="P17" draw:layer="layout" svg:width="0.553cm" svg:height="1.187cm" svg:x="26.989cm" svg:y="10.747cm">
          <draw:text-box>
            <text:p/>
          </draw:text-box>
        </draw:frame>
        <draw:polyline draw:style-name="gr7" draw:text-style-name="P13" xml:id="id96" draw:id="id96" draw:layer="layout" svg:width="1.101cm" svg:height="0.866cm" svg:x="19.2cm" svg:y="4.546cm" svg:viewBox="0 0 1102 867" draw:points="0,0 1102,0 1102,867 0,867">
          <text:p/>
        </draw:polyline>
        <draw:frame draw:style-name="gr13" draw:text-style-name="P14" xml:id="id95" draw:id="id95" draw:layer="layout" svg:width="3.858cm" svg:height="2.387cm" svg:x="19.4cm" svg:y="5.4cm">
          <draw:text-box>
            <text:p text:style-name="P10"><text:span text:style-name="T22">Header</text:span></text:p>
          </draw:text-box>
        </draw:frame>
        <draw:frame draw:style-name="gr11" draw:text-style-name="P14" xml:id="id98" draw:id="id98" draw:layer="layout" svg:width="7.717cm" svg:height="1.187cm" svg:x="3.4cm" svg:y="12.268cm">
          <draw:text-box>
            <text:p text:style-name="P10"><text:span text:style-name="T22">Actual parameter</text:span></text:p>
          </draw:text-box>
        </draw:frame>
        <draw:polyline draw:style-name="gr8" xml:id="id100" draw:id="id100" draw:layer="layout" svg:width="1.999cm" svg:height="1.69cm" svg:x="7.2cm" svg:y="2.85cm" svg:viewBox="0 0 2000 1691" draw:points="2000,1691 0,0">
          <text:p/>
        </draw:polyline>
        <draw:frame draw:style-name="gr11" draw:text-style-name="P14" xml:id="id99" draw:id="id99" draw:layer="layout" svg:width="8.819cm" svg:height="1.187cm" svg:x="1.781cm" svg:y="1.813cm">
          <draw:text-box>
            <text:p text:style-name="P10"><text:span text:style-name="T22">Formal parameter</text:span></text:p>
          </draw:text-box>
        </draw:frame>
        <draw:frame draw:style-name="gr14" draw:text-style-name="P18" xml:id="id101" draw:id="id101" draw:layer="layout" svg:width="11.024cm" svg:height="1.805cm" svg:x="1cm" svg:y="13.4cm">
          <draw:text-box>
            <text:p text:style-name="P15"><text:span text:style-name="T22">prototype declaration</text:span></text:p>
          </draw:text-box>
        </draw:frame>
        <draw:frame presentation:style-name="pr8" draw:text-style-name="P20" draw:layer="layout" svg:width="27.008cm" svg:height="10.748cm" svg:x="0.473cm" svg:y="4.546cm" presentation:class="outline" presentation:user-transformed="true">
          <draw:text-box>
            <text:p text:style-name="P15"><text:span text:style-name="T23">int myfunc(char c, float f, int *p)</text:span></text:p>
            <text:p text:style-name="P15"><text:span text:style-name="T23">{</text:span></text:p>
            <text:p text:style-name="P19"><text:span text:style-name="T24">c = 'a';</text:span></text:p>
            <text:p text:style-name="P19"><text:span text:style-name="T24">f = 1.5</text:span></text:p>
            <text:p text:style-name="P15"><text:span text:style-name="T23">}</text:span></text:p>
            <text:p text:style-name="P15"><text:span text:style-name="T23"/></text:p>
            <text:p text:style-name="P15"><text:span text:style-name="T23">myfunc('a', 2.5, &amp;i); </text:span></text:p>
            <text:p text:style-name="P15"><text:span text:style-name="T23"/></text:p>
            <text:p text:style-name="P15"><text:span text:style-name="T23">int myfunc(char c, float f, int *p)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36.123cm" svg:height="40.571cm" svg:x="-15.124cm" svg:y="-10.872cm" draw:page-number="14" presentation:class="page"/>
          <draw:frame presentation:style-name="pr9" draw:text-style-name="P21" draw:layer="layout" svg:width="16.79cm" svg:height="13.063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arameter passsing to 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10" text:id="id110">An association should be done between formal and actual parameters</text:p>
              </text:list-item>
              <text:list-item>
                <text:p xml:id="id111" text:id="id111">In C, the parameters are matched in order of writing left to right</text:p>
                <text:list>
                  <text:list-item>
                    <text:p xml:id="id112" text:id="id112">In above code, a is matched with x, b is matched with y</text:p>
                  </text:list-item>
                </text:list>
              </text:list-item>
              <text:list-item>
                <text:p xml:id="id113" text:id="id113">Mechanism of “passing” parameters: <text:span text:style-name="T25">pass by value</text:span></text:p>
                <text:list>
                  <text:list-item>
                    <text:p xml:id="id114" text:id="id114"><text:span text:style-name="T26">On a function call, the </text:span><text:span text:style-name="T27">value </text:span><text:span text:style-name="T28"><text:s/>of each </text:span><text:span text:style-name="T27">actual </text:span><text:span text:style-name="T28">parameter is copied into </text:span><text:span text:style-name="T27">formal </text:span><text:span text:style-name="T28">parameter. </text:span></text:p>
                    <text:list>
                      <text:list-item>
                        <text:p xml:id="id115" text:id="id115"><text:span text:style-name="T29">Extra machine code is generated by compiler to ensure that memory is allocated for </text:span><text:span text:style-name="T1">formal </text:span><text:span text:style-name="T29">parameters, and value of actual parameters get copied into formal parameters , </text:span><text:span text:style-name="T1">before </text:span><text:span text:style-name="T29">functions starts running</text:span></text:p>
                      </text:list-item>
                      <text:list-item>
                        <text:p xml:id="id116" text:id="id116"><text:span text:style-name="T29">No copy-back of values from formal to actual on function return.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Local variable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17" text:id="id117">In the add() function: <text:s text:c="4"/>int z;</text:p>
                <text:list>
                  <text:list-item>
                    <text:p xml:id="id118" text:id="id118">Is a “local” variable</text:p>
                  </text:list-item>
                  <text:list-item>
                    <text:p xml:id="id119" text:id="id119">Lifetime of local variables (and formal parameters)</text:p>
                    <text:list>
                      <text:list-item>
                        <text:p xml:id="id120" text:id="id120">It comes into existence in memory when add() is called</text:p>
                      </text:list-item>
                      <text:list-item>
                        <text:p xml:id="id121" text:id="id121">It disappears from memory, when the function returns </text:p>
                      </text:list-item>
                      <text:list-item>
                        <text:p xml:id="id122" text:id="id122">The extra machine code fot the above is generated by the compiler and put into executable file</text:p>
                      </text:list-item>
                      <text:list-item>
                        <text:p xml:id="id123" text:id="id123">Note: the same applies to local variables of main() also! </text:p>
                      </text:list-item>
                    </text:list>
                  </text:list-item>
                  <text:list-item>
                    <text:p xml:id="id124" text:id="id124">Every call of add() creates a NEW instance of z in memory </text:p>
                    <text:list>
                      <text:list-item>
                        <text:p xml:id="id125" text:id="id125">It has no recollection of the old z </text:p>
                      </text:list-item>
                      <text:list-item>
                        <text:p xml:id="id126" text:id="id126">Same rule applies to formal paramters also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109cm" svg:x="1.4cm" svg:y="0.388cm" presentation:class="title" presentation:user-transformed="true">
          <draw:text-box>
            <text:p>Sequence of execution of statements in the addition program</text:p>
          </draw:text-box>
        </draw:frame>
        <draw:frame presentation:style-name="pr4" draw:text-style-name="P24" draw:layer="layout" svg:width="25.6cm" svg:height="11.715cm" svg:x="1.4cm" svg:y="3.685cm" presentation:class="outline" presentation:user-transformed="true">
          <draw:text-box>
            <text:list text:style-name="L2">
              <text:list-header>
                <text:p xml:id="id127" text:id="id127" text:style-name="P22"><text:span text:style-name="T30">int a, b, c; <text:s/>// a, b, c are allocated memory, at run time. They contain random values. </text:span></text:p>
                <text:p xml:id="id128" text:id="id128" text:style-name="P22"><text:span text:style-name="T30">scanf("%d%d", &amp;a, &amp;b); <text:s/>// scanf is called, parameter passing by value happens, &amp;a and &amp;b are copied into formal paramters of scanf </text:span></text:p>
                <text:p xml:id="id129" text:id="id129" text:style-name="P22"><text:span text:style-name="T30">add(a, b); <text:s/>// add is called, x y (and z) are allocated; values of a b are copied into x y ;</text:span></text:p>
                <text:p xml:id="id130" text:id="id130" text:style-name="P22"><text:span text:style-name="T31">int z; <text:s text:c="2"/>// z contains a random value, it came into existence when add() was called </text:span></text:p>
                <text:p xml:id="id131" text:id="id131" text:style-name="P23"><text:span text:style-name="T31"><text:s/></text:span><text:span text:style-name="T31">z = x + y; <text:s/>// addition done</text:span></text:p>
                <text:p xml:id="id132" text:id="id132" text:style-name="P23"><text:span text:style-name="T31"><text:s/></text:span><text:span text:style-name="T31">return z; <text:s/>// return the addition; <text:s text:c="2"/></text:span></text:p>
                <text:p xml:id="id133" text:id="id133" text:style-name="P23"><text:span text:style-name="T31">// <text:s/>x y z are de-allocated. They don’t exist anymore. The returned value of z is made available by other means.</text:span></text:p>
                <text:p xml:id="id134" text:id="id134" text:style-name="P22"><text:span text:style-name="T30">c = (returned value of z) </text:span></text:p>
                <text:p xml:id="id135" text:id="id135" text:style-name="P22"><text:span text:style-name="T30">printf("%d\n", c); // printf called, parameter passing takes place. </text:span></text:p>
                <text:p xml:id="id136" text:id="id136" text:style-name="P22"><text:span text:style-name="T30">// sequence is repeated for scanf() ..add()...printf() calls. </text:span></text:p>
                <text:p xml:id="id137" text:id="id137" text:style-name="P22"><text:span text:style-name="T30">return 0 ; // 0 is returned (to OS) and a, b, c are de-allocate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isibility ru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38" text:id="id138">Local variables are “visible” only in the function</text:p>
              </text:list-item>
              <text:list-item>
                <text:p xml:id="id139" text:id="id139">main() cant’ access the variable “z” of add. </text:p>
                <text:list>
                  <text:list-item>
                    <text:p xml:id="id140" text:id="id140">Obviously <text:span text:style-name="T20">also</text:span> because at a time only one function runs</text:p>
                  </text:list-item>
                  <text:list-item>
                    <text:p xml:id="id141" text:id="id141">If add() is running, then z will exist only for the life-time of add() </text:p>
                  </text:list-item>
                </text:list>
              </text:list-item>
              <text:list-item>
                <text:p xml:id="id142" text:id="id142">Global variables</text:p>
                <text:list>
                  <text:list-item>
                    <text:p xml:id="id143" text:id="id143">Variables declared outside any function</text:p>
                  </text:list-item>
                  <text:list-item>
                    <text:p xml:id="id144" text:id="id144">Are visible in all functions</text:p>
                  </text:list-item>
                  <text:list-item>
                    <text:p xml:id="id145" text:id="id145">Their life-time is the life time of the program</text:p>
                    <text:list>
                      <text:list-item>
                        <text:p xml:id="id146" text:id="id146">Hence they are allocated space in memory <text:span text:style-name="T1">before </text:span><text:span text:style-name="T29">program execution begins, at “load time” that is after you write the command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Example of global variab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>#include &lt;stdio.h&gt;</text:p>
            <text:p><text:span text:style-name="T6">int x;</text:span></text:p>
            <text:p>int printx() {</text:p>
            <text:p><text:s text:c="4"/>printf("%d\n", <text:span text:style-name="T6">x</text:span>);</text:p>
            <text:p>}</text:p>
            <text:p>int main() {</text:p>
            <text:p><text:s text:c="4"/>int a = 10;</text:p>
            <text:p><text:s text:c="4"/><text:span text:style-name="T6">x</text:span> = a;</text:p>
            <text:p><text:s text:c="4"/>printx();</text:p>
            <text:p><text:s text:c="4"/>return 0; <text:s text:c="2"/></text:p>
            <text:p>}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“implicit declaration of function” warning</text:p>
          </draw:text-box>
        </draw:frame>
        <draw:frame presentation:style-name="pr4" draw:text-style-name="P2" draw:layer="layout" svg:width="5.6cm" svg:height="9.134cm" svg:x="1.4cm" svg:y="3.685cm" presentation:class="outline" presentation:user-transformed="true">
          <draw:text-box>
            <text:p text:style-name="P8">#include &lt;stdio.h&gt;</text:p>
            <text:p text:style-name="P8">int x;</text:p>
            <text:p text:style-name="P8">int main() {</text:p>
            <text:p text:style-name="P8"><text:s text:c="4"/>int a = 10;</text:p>
            <text:p text:style-name="P8"><text:s text:c="4"/>x = a;</text:p>
            <text:p text:style-name="P8"><text:s text:c="4"/>printx();</text:p>
            <text:p text:style-name="P8"><text:s text:c="4"/>return 0; <text:s text:c="2"/></text:p>
            <text:p text:style-name="P8">}</text:p>
            <text:p text:style-name="P8">int printx() {</text:p>
            <text:p text:style-name="P8"><text:s text:c="4"/>printf("%d\n", x);</text:p>
            <text:p text:style-name="P8">}</text:p>
          </draw:text-box>
        </draw:frame>
        <draw:frame presentation:style-name="pr4" draw:text-style-name="P2" draw:layer="layout" svg:width="19.199cm" svg:height="9.134cm" svg:x="7.001cm" svg:y="3.8cm" presentation:class="outline" presentation:user-transformed="true">
          <draw:text-box>
            <text:list text:style-name="L2">
              <text:list-item>
                <text:p xml:id="id147" text:id="id147" text:style-name="P8">Try compiling this code, you will get </text:p>
              </text:list-item>
              <text:list-item>
                <text:p xml:id="id148" text:id="id148" text:style-name="P8">global.c:6:2: warning: implicit declaration of function ‘printx’; ....</text:p>
              </text:list-item>
              <text:list-item>
                <text:p xml:id="id149" text:id="id149" text:style-name="P8">Compiler reads code sequentially</text:p>
                <text:list>
                  <text:list-item>
                    <text:p xml:id="id150" text:id="id150">It wants to generate machine code for “call to printx()” but it still does not know definition of printfx() or “how printx() looks”</text:p>
                  </text:list-item>
                  <text:list-item>
                    <text:p xml:id="id151" text:id="id151">Hence the warning</text:p>
                  </text:list-item>
                </text:list>
              </text:list-item>
              <text:list-item>
                <text:p xml:id="id152" text:id="id152">Solution: prototype declarat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Prototype declaration</text:p>
          </draw:text-box>
        </draw:frame>
        <draw:frame presentation:style-name="pr4" draw:text-style-name="P2" draw:layer="layout" svg:width="11.4cm" svg:height="11.915cm" svg:x="1.4cm" svg:y="3.685cm" presentation:class="outline" presentation:user-transformed="true">
          <draw:text-box>
            <text:p xml:id="id153" text:id="id153" text:style-name="P8">#include &lt;stdio.h&gt;</text:p>
            <text:p xml:id="id154" text:id="id154" text:style-name="P8">int x;</text:p>
            <text:p xml:id="id155" text:id="id155" text:style-name="P8"><text:span text:style-name="T6">int printx(); <text:s/></text:span></text:p>
            <text:p xml:id="id156" text:id="id156" text:style-name="P8"><text:span text:style-name="T6">// above line is prototype declaration of printx. Note the semicolon at the end. </text:span></text:p>
            <text:p xml:id="id157" text:id="id157" text:style-name="P8">int main() {</text:p>
            <text:p xml:id="id158" text:id="id158" text:style-name="P8"><text:s text:c="4"/>int a = 10;</text:p>
            <text:p xml:id="id159" text:id="id159" text:style-name="P8"><text:s text:c="4"/>x = a;</text:p>
            <text:p xml:id="id160" text:id="id160" text:style-name="P8"><text:s text:c="4"/>printx();</text:p>
            <text:p xml:id="id161" text:id="id161" text:style-name="P8"><text:s text:c="4"/>return 0; <text:s text:c="2"/></text:p>
            <text:p xml:id="id162" text:id="id162" text:style-name="P8">}</text:p>
            <text:p xml:id="id163" text:id="id163" text:style-name="P8">int printx() {</text:p>
            <text:p xml:id="id164" text:id="id164" text:style-name="P8"><text:s text:c="4"/>printf("%d\n", x);</text:p>
            <text:p xml:id="id165" text:id="id165" text:style-name="P8">}</text:p>
          </draw:text-box>
        </draw:frame>
        <draw:frame presentation:style-name="pr4" draw:text-style-name="P2" draw:layer="layout" svg:width="12cm" svg:height="11.6cm" svg:x="14.4cm" svg:y="3.6cm" presentation:class="outline" presentation:user-transformed="true">
          <draw:text-box>
            <text:p xml:id="id166" text:id="id166" text:style-name="P8">#include &lt;stdio.h&gt;</text:p>
            <text:p xml:id="id167" text:id="id167" text:style-name="P8">int x;</text:p>
            <text:p xml:id="id168" text:id="id168" text:style-name="P8"><text:span text:style-name="T6">int add(int, int); <text:s/></text:span></text:p>
            <text:p xml:id="id169" text:id="id169" text:style-name="P8"><text:span text:style-name="T6">// above line is prototype declaration of add. <text:s/>No need of variable names in prototype. </text:span></text:p>
            <text:p xml:id="id170" text:id="id170" text:style-name="P8">int main() {</text:p>
            <text:p xml:id="id171" text:id="id171" text:style-name="P8"><text:s text:c="4"/>int a = 10;</text:p>
            <text:p xml:id="id172" text:id="id172" text:style-name="P8"><text:s text:c="4"/>x = a;</text:p>
            <text:p xml:id="id173" text:id="id173" text:style-name="P8"><text:s text:c="4"/>printf(“%d\n”, add(a, 100)); </text:p>
            <text:p xml:id="id174" text:id="id174" text:style-name="P8"><text:s text:c="4"/>return 0; <text:s text:c="2"/></text:p>
            <text:p xml:id="id175" text:id="id175" text:style-name="P8">}</text:p>
            <text:p xml:id="id176" text:id="id176" text:style-name="P8">int add(int x, int y) {</text:p>
            <text:p xml:id="id177" text:id="id177" text:style-name="P8"><text:s text:c="4"/>return x + y;</text:p>
            <text:p xml:id="id178" text:id="id178" text:style-name="P8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Header fi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79" text:id="id179">stdio.h</text:p>
                <text:list>
                  <text:list-item>
                    <text:p xml:id="id180" text:id="id180"><text:span text:style-name="T32">/usr/</text:span>include/stdio.h</text:p>
                  </text:list-item>
                  <text:list-item>
                    <text:p xml:id="id181" text:id="id181">Has prototype declarations for printf(), scanf(), getchar(), etc. </text:p>
                  </text:list-item>
                </text:list>
              </text:list-item>
              <text:list-item>
                <text:p xml:id="id182" text:id="id182">math.h</text:p>
                <text:list>
                  <text:list-item>
                    <text:p xml:id="id183" text:id="id183"><text:span text:style-name="T32">/usr</text:span>/include/math.h</text:p>
                  </text:list-item>
                  <text:list-item>
                    <text:p xml:id="id184" text:id="id184">Has prototype declarations for functions like sqrt(), pow(), etc. </text:p>
                  </text:list-item>
                </text:list>
              </text:list-item>
              <text:list-item>
                <text:p xml:id="id185" text:id="id185">They do not contain “code” of these functions.</text:p>
                <text:list>
                  <text:list-item>
                    <text:p xml:id="id186" text:id="id186">Where is that code? More about it later in “linking”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Very important about function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87" text:id="id187">Reuse!</text:p>
                <text:list>
                  <text:list-item>
                    <text:p xml:id="id188" text:id="id188">A very critical aspect of any good use. </text:p>
                  </text:list-item>
                  <text:list-item>
                    <text:p xml:id="id189" text:id="id189">Functions provide reusable code. </text:p>
                  </text:list-item>
                </text:list>
              </text:list-item>
              <text:list-item>
                <text:p xml:id="id190" text:id="id190">Good functions</text:p>
                <text:list>
                  <text:list-item>
                    <text:p xml:id="id191" text:id="id191">Have code to handle all possible values of their arguments</text:p>
                  </text:list-item>
                  <text:list-item>
                    <text:p xml:id="id192" text:id="id192">Always return a value of the given return type, no matter what value the arguments had</text:p>
                  </text:list-item>
                </text:list>
              </text:list-item>
              <text:list-item>
                <text:p xml:id="id193" text:id="id193">More re-usable functions</text:p>
                <text:list>
                  <text:list-item>
                    <text:p xml:id="id194" text:id="id194">Do not print, they “return” values </text:p>
                  </text:list-item>
                  <text:list-item>
                    <text:p xml:id="id195" text:id="id195">Do not ‘exit’ the program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tatic variabl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196" text:id="id196">The keyword “static” is a storage classifier</text:p>
                <text:list>
                  <text:list-item>
                    <text:p xml:id="id197" text:id="id197">Other storage classifiers are auto, register, extern </text:p>
                  </text:list-item>
                </text:list>
              </text:list-item>
              <text:list-item>
                <text:p xml:id="id198" text:id="id198">A static variable </text:p>
                <text:list>
                  <text:list-item>
                    <text:p xml:id="id199" text:id="id199">Has lifetime of the program</text:p>
                  </text:list-item>
                  <text:list-item>
                    <text:p xml:id="id200" text:id="id200">If it’s a local static variable, then it’s visible only in the function, but allocated at load time</text:p>
                  </text:list-item>
                  <text:list-item>
                    <text:p xml:id="id201" text:id="id201">Static local variables, retain their values across function calls. </text:p>
                  </text:list-item>
                </text:list>
              </text:list-item>
              <text:list-item>
                <text:p xml:id="id202" text:id="id202">A static global variable</text:p>
                <text:list>
                  <text:list-item>
                    <text:p xml:id="id203" text:id="id203">Has lifetime of the program</text:p>
                  </text:list-item>
                  <text:list-item>
                    <text:p xml:id="id204" text:id="id204">Visible to all functions <text:span text:style-name="T1">in that file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bout main(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05" text:id="id205" text:style-name="P8"><text:span text:style-name="T9">main() is also a function</text:span></text:p>
              </text:list-item>
              <text:list-item>
                <text:p xml:id="id206" text:id="id206" text:style-name="P8"><text:span text:style-name="T9">It also returns a value, of type “int”</text:span></text:p>
                <text:list>
                  <text:list-item>
                    <text:p xml:id="id207" text:id="id207"><text:span text:style-name="T9">That is fixed. </text:span></text:p>
                  </text:list-item>
                </text:list>
              </text:list-item>
              <text:list-item>
                <text:p xml:id="id208" text:id="id208"><text:span text:style-name="T9">main() can be called from other functions.</text:span></text:p>
              </text:list-item>
              <text:list-item>
                <text:p xml:id="id209" text:id="id209"><text:span text:style-name="T9">main() also takes arguments, but more about that later. </text:span></text:p>
              </text:list-item>
              <text:list-item>
                <text:p xml:id="id210" text:id="id210"><text:span text:style-name="T9">main() is special, only in the sense of being the place where program starts executing and terminat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2.63cm" svg:x="1.4cm" svg:y="0.627cm" presentation:class="title" presentation:user-transformed="true">
          <draw:text-box>
            <text:p>Return value of main()</text:p>
          </draw:text-box>
        </draw:frame>
        <draw:frame presentation:style-name="pr11" draw:text-style-name="P2" draw:layer="layout" svg:width="26cm" svg:height="11.465cm" svg:x="1.4cm" svg:y="3.685cm" presentation:class="outline" presentation:user-transformed="true">
          <draw:text-box>
            <text:list text:style-name="L2">
              <text:list-item>
                <text:p>main() , as a rule, <text:s/>returns an int</text:p>
                <text:list>
                  <text:list-item>
                    <text:p>So always make sure that your main() function ends by returning a 'proper' value</text:p>
                  </text:list-item>
                </text:list>
              </text:list-item>
              <text:list-item>
                <text:p xml:id="id211" text:id="id211">The return value of main() is available to the operating system and your programming environment</text:p>
                <text:list>
                  <text:list-item>
                    <text:p xml:id="id212" text:id="id212">The value is used typically in shell programming</text:p>
                  </text:list-item>
                </text:list>
              </text:list-item>
              <text:list-item>
                <text:p xml:id="id213" text:id="id213">You should write code to make sure that</text:p>
                <text:list>
                  <text:list-item>
                    <text:p xml:id="id214" text:id="id214">main() returns 0 when it runs successfully</text:p>
                  </text:list-item>
                  <text:list-item>
                    <text:p xml:id="id215" text:id="id215">main() returns a proper non-zero error-value when you want to indicate that something went wrong </text:p>
                    <text:list>
                      <text:list-item>
                        <text:p xml:id="id216" text:id="id216">The error values are defined in “errno.h” </text:p>
                      </text:list-item>
                      <text:list-item>
                        <text:p xml:id="id217" text:id="id217">Look at the files /usr/include/asm-generic/errno-base.h <text:s/>/usr/include/asm-generic/errno.h <text:s/>/usr/include/errno.h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2.63cm" svg:x="1.4cm" svg:y="0.627cm" presentation:class="title" presentation:user-transformed="true">
          <draw:text-box>
            <text:p>Return value of main() ... contd</text:p>
          </draw:text-box>
        </draw:frame>
        <draw:frame presentation:style-name="pr11" draw:text-style-name="P2" draw:layer="layout" svg:width="25.199cm" svg:height="9.134cm" svg:x="1.4cm" svg:y="3.685cm" presentation:class="outline">
          <draw:text-box>
            <text:list text:style-name="L2">
              <text:list-item>
                <text:p xml:id="id218" text:id="id218">It is your responsibility to mention a proper return value in main() </text:p>
              </text:list-item>
              <text:list-item>
                <text:p xml:id="id219" text:id="id219">#include &lt;errno.h&gt; to use the various Macros defined for errno values</text:p>
              </text:list-item>
              <text:list-item>
                <text:p xml:id="id220" text:id="id220">For example: <text:s/>#define EINVAL 22 <text:s text:c="2"/></text:p>
                <text:list>
                  <text:list-item>
                    <text:p xml:id="id221" text:id="id221">In /usr/include/asm-generic/errno-base.h which is recursively #included from /usr/include/errno.h </text:p>
                  </text:list-item>
                </text:list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9cm" svg:height="2.63cm" svg:x="1.4cm" svg:y="0.627cm" presentation:class="title" presentation:user-transformed="true">
          <draw:text-box>
            <text:p>Return value of main() ... Example</text:p>
          </draw:text-box>
        </draw:frame>
        <draw:frame presentation:style-name="pr11" draw:text-style-name="P26" draw:layer="layout" svg:width="27.2cm" svg:height="12.815cm" svg:x="1.4cm" svg:y="2.885cm" presentation:class="outline" presentation:user-transformed="true">
          <draw:text-box>
            <text:list text:style-name="L2">
              <text:list-header>
                <text:p><text:span text:style-name="T33">#include &lt;stdio.h&gt;</text:span></text:p>
              </text:list-header>
            </text:list>
            <text:p><text:span text:style-name="T33">#include &lt;errno.h&gt;</text:span></text:p>
            <text:p><text:span text:style-name="T33">int main() {</text:span></text:p>
            <text:p><text:span text:style-name="T33"><text:s text:c="8"/></text:span><text:span text:style-name="T33">int i, j, k;</text:span></text:p>
            <text:p><text:span text:style-name="T33"><text:s text:c="8"/></text:span><text:span text:style-name="T33">scanf("%d%d", &amp;i, &amp;j);</text:span></text:p>
            <text:p><text:span text:style-name="T33"><text:s text:c="8"/></text:span><text:span text:style-name="T33">if(i &gt;= 10) {</text:span></text:p>
            <text:p><text:span text:style-name="T33"><text:s text:c="16"/></text:span><text:span text:style-name="T33">printf("bad input value for i\n");</text:span></text:p>
            <text:p><text:span text:style-name="T33"><text:s text:c="16"/></text:span><text:span text:style-name="T33">return EINVAL;</text:span></text:p>
            <text:p><text:span text:style-name="T33"><text:s text:c="8"/></text:span><text:span text:style-name="T33">}</text:span></text:p>
            <text:p><text:span text:style-name="T33"><text:s text:c="8"/></text:span><text:span text:style-name="T33">k = f(i, j);</text:span></text:p>
            <text:p><text:span text:style-name="T33"><text:s text:c="8"/></text:span><text:span text:style-name="T33">printf("%d\n", k);</text:span></text:p>
            <text:p><text:span text:style-name="T33"><text:s text:c="8"/></text:span><text:span text:style-name="T33">return 0;</text:span></text:p>
            <text:p><text:span text:style-name="T33">}</text:span></text:p>
            <text:p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dobe Devanagari" svg:font-family="'Adobe Devanagari'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ohit Marathi1" svg:font-family="'Lohit Marathi'" style:font-pitch="variable"/>
    <style:font-face style:name="Noto Sans CJK SC1" svg:font-family="'Noto Sans CJK SC'" style:font-pitch="variable"/>
    <style:font-face style:name="Adobe Devanagari2" svg:font-family="'Adobe Devanagari'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dobe Devanagari1" svg:font-family="'Adobe Devanagar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4" style:display-name="Default_4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 style:parent-style-name="Default_5f_4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8b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6400" style:font-name="Adobe Devanagari" fo:font-family="'Adobe Devanagari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0000" style:font-name="Adobe Devanagari" fo:font-family="'Adobe Devanagari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dobe Devanagari" fo:font-family="'Adobe Devanagari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2:17:24.372971065</meta:creation-date>
    <dc:date>2023-10-05T12:11:37.830324210</dc:date>
    <meta:editing-duration>P1DT19H18M10S</meta:editing-duration>
    <meta:editing-cycles>224</meta:editing-cycles>
    <meta:generator>LibreOffice/6.4.7.2$Linux_X86_64 LibreOffice_project/40$Build-2</meta:generator>
    <meta:document-statistic meta:object-count="159"/>
  </office:meta>
</office:document-meta>
</file>